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476260BE237A2FD3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49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476260BE237A2FD3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betrayed arrested</text:span></text:p>
            <text:p text:style-name="P3"><text:span text:style-name="T2">(John 18:1-14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45:14.605000000</dc:date>
    <meta:editing-duration>PT2H22M25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